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5e3df" officeooo:paragraph-rsid="005d7c56"/>
    </style:style>
    <style:style style:name="T1" style:family="text">
      <style:text-properties officeooo:rsid="0067219e"/>
    </style:style>
    <style:style style:name="T2" style:family="text">
      <style:text-properties officeooo:rsid="00672e1b"/>
    </style:style>
    <style:style style:name="T3" style:family="text">
      <style:text-properties officeooo:rsid="0068e1c2"/>
    </style:style>
    <style:style style:name="T4" style:family="text">
      <style:text-properties officeooo:rsid="006a3a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<text:span text:style-name="T3">System d ma coś takiego jak </text:span><text:span text:style-name="T4">unity</text:span><text:span text:style-name="T3"> a serwisy są </text:span><text:span text:style-name="T4">unitami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07T02:40:25.515928638</dc:date>
    <meta:editing-duration>P2DT4H3M50S</meta:editing-duration>
    <meta:editing-cycles>64</meta:editing-cycles>
    <meta:document-statistic meta:table-count="0" meta:image-count="0" meta:object-count="0" meta:page-count="1" meta:paragraph-count="1" meta:word-count="11" meta:character-count="55" meta:non-whitespace-character-count="45"/>
  </office:meta>
</office:document-meta>
</file>